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31B20FCAA0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46000000D81E6D9209.svm" manifest:media-type=""/>
  <manifest:file-entry manifest:full-path="Pictures/2000000100000153000000D87DAA27BE.svm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10000016800000131A798175D.svm" manifest:media-type=""/>
  <manifest:file-entry manifest:full-path="Pictures/200000010000012D000000D8F4A9CB9C.svm" manifest:media-type=""/>
  <manifest:file-entry manifest:full-path="Pictures/20000002000000F9000000E7008047FA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3.558cm" svg:height="3.301cm" svg:x="4.722cm" svg:y="0.239cm">
          <draw:image xlink:href="Pictures/20000002000000F9000000E7008047FA.eps" xlink:type="simple" xlink:show="embed" xlink:actuate="onLoad">
            <text:p/>
          </draw:image>
        </draw:frame>
        <draw:frame draw:style-name="gr2" draw:text-style-name="P1" draw:layer="layout" svg:width="0.349cm" svg:height="0.258cm" svg:x="8.281cm" svg:y="0.865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446cm" svg:height="0.355cm" svg:x="5.799cm" svg:y="1.57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5.794cm" svg:y="2.503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2cm" svg:height="0.365cm" svg:x="5.436cm" svg:y="0.562cm">
          <draw:image xlink:href="Pictures/200000010000015F00000131B20FCAA0.svm" xlink:type="simple" xlink:show="embed" xlink:actuate="onLoad">
            <text:p/>
          </draw:image>
        </draw:frame>
        <draw:frame draw:style-name="gr6" draw:text-style-name="P1" draw:layer="layout" svg:width="0.431cm" svg:height="0.365cm" svg:x="7.034cm" svg:y="2.555cm">
          <draw:image xlink:href="Pictures/200000010000016800000131A798175D.svm" xlink:type="simple" xlink:show="embed" xlink:actuate="onLoad">
            <text:p/>
          </draw:image>
        </draw:frame>
        <draw:frame draw:style-name="gr7" draw:text-style-name="P1" draw:layer="layout" svg:width="0.406cm" svg:height="0.258cm" svg:x="4.235cm" svg:y="1.059cm">
          <draw:image xlink:href="Pictures/2000000100000153000000D87DAA27BE.svm" xlink:type="simple" xlink:show="embed" xlink:actuate="onLoad">
            <text:p/>
          </draw:image>
        </draw:frame>
        <draw:frame draw:style-name="gr8" draw:text-style-name="P1" draw:layer="layout" svg:width="0.3cm" svg:height="0.215cm" svg:x="6.535cm" svg:y="0.94cm">
          <draw:image xlink:href="Pictures/200000010000012D000000D8F4A9CB9C.svm" xlink:type="simple" xlink:show="embed" xlink:actuate="onLoad">
            <text:p/>
          </draw:image>
        </draw:frame>
        <draw:frame draw:style-name="gr9" draw:text-style-name="P1" draw:layer="layout" svg:width="0.325cm" svg:height="0.215cm" svg:x="6.535cm" svg:y="0.512cm">
          <draw:image xlink:href="Pictures/2000000100000146000000D81E6D920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6T17:35:35</meta:creation-date>
    <meta:editing-duration>PT37M37S</meta:editing-duration>
    <meta:editing-cycles>6</meta:editing-cycles>
    <meta:generator>LibreOffice/3.3$Linux LibreOffice_project/330m19$Build-401</meta:generator>
    <dc:title>kkkFigures</dc:title>
    <meta:initial-creator>kkk </meta:initial-creator>
    <dc:date>2014-11-07T10:44:45</dc:date>
    <dc:creator>kkk </dc:creator>
    <meta:document-statistic meta:object-count="9"/>
    <meta:template xlink:type="simple" xlink:actuate="onRequest" xlink:title="kkkFigures" xlink:href="../../../../.libreoffice/3/user/template/kkkFigures.otg" meta:date="2014-03-26T17:35:33"/>
  </office:meta>
</office:document-meta>
</file>